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0.014cm" fo:min-width="0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0.013cm" fo:min-width="0cm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0.164cm" fo:min-width="0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0.515cm" svg:height="0.516cm" svg:x="5.712cm" svg:y="2.148cm">
          <text:p text:style-name="P1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" draw:id="id2" draw:layer="layout" svg:width="0.515cm" svg:height="0.516cm" svg:x="2.532cm" svg:y="5.5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516cm" svg:height="0.516cm" svg:x="5.024cm" svg:y="6.961cm">
          <text:p text:style-name="P1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7" draw:id="id7" draw:layer="layout" svg:width="0.515cm" svg:height="0.515cm" svg:x="7.173cm" svg:y="6.188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515cm" svg:height="0.516cm" svg:x="7.087cm" svg:y="3.52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516cm" svg:height="0.515cm" svg:x="4.508cm" svg:y="3.43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516cm" svg:height="0.516cm" svg:x="2.016cm" svg:y="2.06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.274cm" svg:y1="2.578cm" svg:x2="2.79cm" svg:y2="5.586cm" draw:start-shape="id1" draw:start-glue-point="8" draw:end-shape="id2" draw:end-glue-point="4" svg:d="M2274 2578l516 3008" svg:viewBox="0 0 517 3009">
          <text:p/>
        </draw:connector>
        <draw:connector draw:style-name="gr3" draw:text-style-name="P2" draw:layer="layout" draw:type="line" svg:x1="2.457cm" svg:y1="2.503cm" svg:x2="5.099cm" svg:y2="7.036cm" draw:start-shape="id1" draw:start-glue-point="9" draw:end-shape="id3" draw:end-glue-point="5" svg:d="M2457 2503l2642 4533" svg:viewBox="0 0 2643 4534">
          <text:p/>
        </draw:connector>
        <draw:connector draw:style-name="gr3" draw:text-style-name="P2" draw:layer="layout" draw:type="line" svg:x1="2.532cm" svg:y1="2.32cm" svg:x2="4.583cm" svg:y2="3.513cm" draw:start-shape="id1" draw:start-glue-point="10" draw:end-shape="id4" draw:end-glue-point="5" svg:d="M2532 2320l2051 1193" svg:viewBox="0 0 2052 1194">
          <text:p/>
        </draw:connector>
        <draw:connector draw:style-name="gr3" draw:text-style-name="P2" draw:layer="layout" draw:type="line" svg:x1="2.457cm" svg:y1="2.137cm" svg:x2="5.712cm" svg:y2="2.406cm" draw:start-shape="id1" draw:start-glue-point="11" draw:end-shape="id5" draw:end-glue-point="6" svg:d="M2457 2137l3255 269" svg:viewBox="0 0 3256 270">
          <text:p/>
        </draw:connector>
        <draw:connector draw:style-name="gr3" draw:text-style-name="P2" draw:layer="layout" draw:type="line" svg:x1="2.972cm" svg:y1="5.661cm" svg:x2="7.162cm" svg:y2="3.964cm" draw:start-shape="id2" draw:start-glue-point="11" draw:end-shape="id6" draw:end-glue-point="7" svg:d="M2972 5661l4190-1697" svg:viewBox="0 0 4191 1698">
          <text:p/>
        </draw:connector>
        <draw:connector draw:style-name="gr3" draw:text-style-name="P2" draw:layer="layout" draw:type="line" svg:x1="3.047cm" svg:y1="5.844cm" svg:x2="7.173cm" svg:y2="6.446cm" draw:start-shape="id2" draw:start-glue-point="10" draw:end-shape="id7" draw:end-glue-point="6" svg:d="M3047 5844l4126 602" svg:viewBox="0 0 4127 603">
          <text:p/>
        </draw:connector>
        <draw:connector draw:style-name="gr3" draw:text-style-name="P2" draw:layer="layout" draw:type="line" svg:x1="2.972cm" svg:y1="6.027cm" svg:x2="5.024cm" svg:y2="7.219cm" draw:start-shape="id2" draw:start-glue-point="9" draw:end-shape="id3" draw:end-glue-point="6" svg:d="M2972 6027l2052 1192" svg:viewBox="0 0 2053 1193">
          <text:p/>
        </draw:connector>
        <draw:connector draw:style-name="gr3" draw:text-style-name="P2" draw:layer="layout" draw:type="line" svg:x1="4.949cm" svg:y1="3.878cm" svg:x2="7.248cm" svg:y2="6.263cm" draw:start-shape="id4" draw:start-glue-point="9" draw:end-shape="id7" draw:end-glue-point="5" svg:d="M4949 3878l2299 2385" svg:viewBox="0 0 2300 2386">
          <text:p/>
        </draw:connector>
        <draw:connector draw:style-name="gr3" draw:text-style-name="P2" draw:layer="layout" draw:type="line" svg:x1="5.787cm" svg:y1="2.589cm" svg:x2="4.949cm" svg:y2="3.513cm" draw:start-shape="id5" draw:start-glue-point="7" draw:end-shape="id4" draw:end-glue-point="11" svg:d="M5787 2589l-838 924" svg:viewBox="0 0 839 925">
          <text:p/>
        </draw:connector>
        <draw:connector draw:style-name="gr3" draw:text-style-name="P2" draw:layer="layout" draw:type="line" svg:x1="5.024cm" svg:y1="3.696cm" svg:x2="7.087cm" svg:y2="3.781cm" draw:start-shape="id4" draw:start-glue-point="10" draw:end-shape="id6" draw:end-glue-point="6" svg:d="M5024 3696l2063 85" svg:viewBox="0 0 2064 86">
          <text:p/>
        </draw:connector>
        <draw:connector draw:style-name="gr3" draw:text-style-name="P2" draw:layer="layout" draw:type="line" svg:x1="6.152cm" svg:y1="2.589cm" svg:x2="7.162cm" svg:y2="3.598cm" draw:start-shape="id5" draw:start-glue-point="9" draw:end-shape="id6" draw:end-glue-point="5" svg:d="M6152 2589l1010 1009" svg:viewBox="0 0 1011 1010">
          <text:p/>
        </draw:connector>
        <draw:connector draw:style-name="gr3" draw:text-style-name="P2" draw:layer="layout" draw:type="line" svg:x1="7.345cm" svg:y1="4.039cm" svg:x2="7.431cm" svg:y2="6.188cm" draw:start-shape="id6" draw:start-glue-point="8" draw:end-shape="id7" draw:end-glue-point="4" svg:d="M7345 4039l86 2149" svg:viewBox="0 0 87 2150">
          <text:p/>
        </draw:connector>
        <draw:connector draw:style-name="gr3" draw:text-style-name="P2" draw:layer="layout" draw:type="line" svg:x1="7.248cm" svg:y1="6.628cm" svg:x2="5.54cm" svg:y2="7.219cm" draw:start-shape="id7" draw:start-glue-point="7" draw:end-shape="id3" draw:end-glue-point="10" svg:d="M7248 6628l-1708 591" svg:viewBox="0 0 1709 592">
          <text:p/>
        </draw:connector>
        <draw:connector draw:style-name="gr3" draw:text-style-name="P2" draw:layer="layout" draw:type="curve" svg:x1="2.274cm" svg:y1="2.062cm" svg:x2="7.688cm" svg:y2="6.446cm" draw:start-shape="id1" draw:start-glue-point="4" draw:end-shape="id7" draw:end-glue-point="10" svg:d="M2274 2062c0-826 2983-688 4543 614s1697 3770 871 3770" svg:viewBox="0 0 5915 4901">
          <text:p/>
        </draw:connector>
        <draw:custom-shape draw:style-name="gr1" draw:text-style-name="P2" xml:id="id12" draw:id="id12" draw:layer="layout" svg:width="0.515cm" svg:height="0.516cm" svg:x="13.331cm" svg:y="3.874cm">
          <text:p text:style-name="P1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" draw:id="id9" draw:layer="layout" svg:width="0.515cm" svg:height="0.516cm" svg:x="12.068cm" svg:y="6.412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0" draw:id="id10" draw:layer="layout" svg:width="0.516cm" svg:height="0.516cm" svg:x="10.828cm" svg:y="8.966cm">
          <text:p text:style-name="P1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4" draw:id="id14" draw:layer="layout" svg:width="0.515cm" svg:height="0.515cm" svg:x="16.009cm" svg:y="8.814cm">
          <text:p text:style-name="P1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13" draw:id="id13" draw:layer="layout" svg:width="0.515cm" svg:height="0.516cm" svg:x="14.631cm" svg:y="5.129cm">
          <text:p text:style-name="P1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1" draw:id="id11" draw:layer="layout" svg:width="0.516cm" svg:height="0.515cm" svg:x="15.908cm" svg:y="2.894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8" draw:id="id8" draw:layer="layout" svg:width="0.516cm" svg:height="0.516cm" svg:x="10.828cm" svg:y="2.674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11.086cm" svg:y1="3.19cm" svg:x2="12.326cm" svg:y2="6.412cm" draw:start-shape="id8" draw:start-glue-point="8" draw:end-shape="id9" draw:end-glue-point="4" svg:d="M11086 3190l1240 3222" svg:viewBox="0 0 1241 3223">
          <text:p/>
        </draw:connector>
        <draw:connector draw:style-name="gr3" draw:text-style-name="P2" draw:layer="layout" draw:type="line" svg:x1="10.903cm" svg:y1="3.115cm" svg:x2="10.903cm" svg:y2="9.041cm" draw:start-shape="id8" draw:start-glue-point="7" draw:end-shape="id10" draw:end-glue-point="5" svg:d="M10903 3115v5926" svg:viewBox="0 0 1 5927">
          <text:p/>
        </draw:connector>
        <draw:connector draw:style-name="gr3" draw:text-style-name="P2" draw:layer="layout" draw:type="line" svg:x1="11.344cm" svg:y1="2.932cm" svg:x2="15.983cm" svg:y2="2.969cm" draw:start-shape="id8" draw:start-glue-point="10" draw:end-shape="id11" draw:end-glue-point="5" svg:d="M11344 2932l4639 37" svg:viewBox="0 0 4640 38">
          <text:p/>
        </draw:connector>
        <draw:connector draw:style-name="gr3" draw:text-style-name="P2" draw:layer="layout" draw:type="line" svg:x1="11.269cm" svg:y1="3.115cm" svg:x2="13.331cm" svg:y2="4.132cm" draw:start-shape="id8" draw:start-glue-point="9" draw:end-shape="id12" draw:end-glue-point="6" svg:d="M11269 3115l2062 1017" svg:viewBox="0 0 2063 1018">
          <text:p/>
        </draw:connector>
        <draw:connector draw:style-name="gr3" draw:text-style-name="P2" draw:layer="layout" draw:type="line" svg:x1="12.508cm" svg:y1="6.487cm" svg:x2="14.706cm" svg:y2="5.57cm" draw:start-shape="id9" draw:start-glue-point="11" draw:end-shape="id13" draw:end-glue-point="7" svg:d="M12508 6487l2198-917" svg:viewBox="0 0 2199 918">
          <text:p/>
        </draw:connector>
        <draw:connector draw:style-name="gr3" draw:text-style-name="P2" draw:layer="layout" draw:type="line" svg:x1="12.583cm" svg:y1="6.67cm" svg:x2="16.009cm" svg:y2="9.072cm" draw:start-shape="id9" draw:start-glue-point="10" draw:end-shape="id14" draw:end-glue-point="6" svg:d="M12583 6670l3426 2402" svg:viewBox="0 0 3427 2403">
          <text:p/>
        </draw:connector>
        <draw:connector draw:style-name="gr3" draw:text-style-name="P2" draw:layer="layout" draw:type="line" svg:x1="12.326cm" svg:y1="6.928cm" svg:x2="11.086cm" svg:y2="8.966cm" draw:start-shape="id9" draw:start-glue-point="8" draw:end-shape="id10" draw:end-glue-point="4" svg:d="M12326 6928l-1240 2038" svg:viewBox="0 0 1241 2039">
          <text:p/>
        </draw:connector>
        <draw:connector draw:style-name="gr3" draw:text-style-name="P2" draw:layer="layout" draw:type="line" svg:x1="16.349cm" svg:y1="3.334cm" svg:x2="16.449cm" svg:y2="8.889cm" draw:start-shape="id11" draw:start-glue-point="9" draw:end-shape="id14" draw:end-glue-point="11" svg:d="M16349 3334l100 5555" svg:viewBox="0 0 101 5556">
          <text:p/>
        </draw:connector>
        <draw:connector draw:style-name="gr3" draw:text-style-name="P2" draw:layer="layout" draw:type="line" svg:x1="13.771cm" svg:y1="3.949cm" svg:x2="15.983cm" svg:y2="3.334cm" draw:start-shape="id12" draw:start-glue-point="11" draw:end-shape="id11" draw:end-glue-point="7" svg:d="M13771 3949l2212-615" svg:viewBox="0 0 2213 616">
          <text:p/>
        </draw:connector>
        <draw:connector draw:style-name="gr3" draw:text-style-name="P2" draw:layer="layout" draw:type="line" svg:x1="16.166cm" svg:y1="3.409cm" svg:x2="14.889cm" svg:y2="5.129cm" draw:start-shape="id11" draw:start-glue-point="8" draw:end-shape="id13" draw:end-glue-point="4" svg:d="M16166 3409l-1277 1720" svg:viewBox="0 0 1278 1721">
          <text:p/>
        </draw:connector>
        <draw:connector draw:style-name="gr3" draw:text-style-name="P2" draw:layer="layout" draw:type="line" svg:x1="13.771cm" svg:y1="4.315cm" svg:x2="14.706cm" svg:y2="5.204cm" draw:start-shape="id12" draw:start-glue-point="9" draw:end-shape="id13" draw:end-glue-point="5" svg:d="M13771 4315l935 889" svg:viewBox="0 0 936 890">
          <text:p/>
        </draw:connector>
        <draw:connector draw:style-name="gr3" draw:text-style-name="P2" draw:layer="layout" draw:type="line" svg:x1="14.889cm" svg:y1="5.645cm" svg:x2="16.084cm" svg:y2="8.889cm" draw:start-shape="id13" draw:start-glue-point="8" draw:end-shape="id14" draw:end-glue-point="5" svg:d="M14889 5645l1195 3244" svg:viewBox="0 0 1196 3245">
          <text:p/>
        </draw:connector>
        <draw:connector draw:style-name="gr3" draw:text-style-name="P2" draw:layer="layout" draw:type="line" svg:x1="16.084cm" svg:y1="9.254cm" svg:x2="11.344cm" svg:y2="9.224cm" draw:start-shape="id14" draw:start-glue-point="7" draw:end-shape="id10" draw:end-glue-point="10" svg:d="M16084 9254l-4740-30" svg:viewBox="0 0 4741 31">
          <text:p/>
        </draw:connector>
        <draw:connector draw:style-name="gr3" draw:text-style-name="P2" draw:layer="layout" draw:type="curve" draw:line-skew="-0.631cm 1.57cm" svg:x1="11.086cm" svg:y1="2.674cm" svg:x2="16.524cm" svg:y2="9.072cm" draw:start-shape="id8" draw:start-glue-point="4" draw:end-shape="id14" draw:end-glue-point="10" svg:d="M11086 2674c0-1773 3780-1478 5935 565s2684 5833-497 5833" svg:viewBox="0 0 7688 75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5:40:02.343337112</meta:creation-date>
    <dc:date>2018-11-27T16:44:23.488706263</dc:date>
    <meta:editing-duration>PT33M39S</meta:editing-duration>
    <meta:editing-cycles>5</meta:editing-cycles>
    <meta:generator>LibreOffice/6.0.6.2$Linux_X86_64 LibreOffice_project/00m0$Build-2</meta:generator>
    <meta:document-statistic meta:object-count="42"/>
  </office:meta>
</office:document-meta>
</file>